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800f" officeooo:paragraph-rsid="0017800f"/>
    </style:style>
    <style:style style:name="P2" style:family="paragraph" style:parent-style-name="Standard">
      <style:paragraph-properties fo:text-align="center" style:justify-single-word="false"/>
      <style:text-properties officeooo:rsid="0017800f" officeooo:paragraph-rsid="0017800f"/>
    </style:style>
    <style:style style:name="P3" style:family="paragraph" style:parent-style-name="Standard">
      <style:text-properties officeooo:paragraph-rsid="0017800f"/>
    </style:style>
    <style:style style:name="P4" style:family="paragraph" style:parent-style-name="Standard">
      <style:text-properties officeooo:paragraph-rsid="0018711c"/>
    </style:style>
    <style:style style:name="P5" style:family="paragraph" style:parent-style-name="Standard">
      <style:text-properties style:text-position="sub 58%" officeooo:paragraph-rsid="001b5f47"/>
    </style:style>
    <style:style style:name="P6" style:family="paragraph" style:parent-style-name="Standard">
      <style:text-properties officeooo:paragraph-rsid="001b5f47"/>
    </style:style>
    <style:style style:name="P7" style:family="paragraph" style:parent-style-name="Standard">
      <style:text-properties officeooo:paragraph-rsid="001e97d4"/>
    </style:style>
    <style:style style:name="P8" style:family="paragraph" style:parent-style-name="Standard">
      <style:text-properties officeooo:paragraph-rsid="00206b93"/>
    </style:style>
    <style:style style:name="P9" style:family="paragraph" style:parent-style-name="Standard">
      <style:text-properties officeooo:paragraph-rsid="00211488"/>
    </style:style>
    <style:style style:name="P10" style:family="paragraph" style:parent-style-name="Standard">
      <style:text-properties officeooo:paragraph-rsid="00219eee"/>
    </style:style>
    <style:style style:name="P11" style:family="paragraph" style:parent-style-name="Standard">
      <style:text-properties officeooo:paragraph-rsid="00226f38"/>
    </style:style>
    <style:style style:name="P12" style:family="paragraph" style:parent-style-name="Standard">
      <style:text-properties officeooo:rsid="00243d9c" officeooo:paragraph-rsid="00243d9c"/>
    </style:style>
    <style:style style:name="P13" style:family="paragraph" style:parent-style-name="Standard">
      <style:text-properties officeooo:rsid="00243d9c" officeooo:paragraph-rsid="0024c8e2"/>
    </style:style>
    <style:style style:name="P14" style:family="paragraph" style:parent-style-name="Standard">
      <style:text-properties officeooo:rsid="00243d9c" officeooo:paragraph-rsid="002734be"/>
    </style:style>
    <style:style style:name="P15" style:family="paragraph" style:parent-style-name="Standard">
      <style:text-properties officeooo:rsid="00243d9c" officeooo:paragraph-rsid="0029a801"/>
    </style:style>
    <style:style style:name="P16" style:family="paragraph" style:parent-style-name="Standard">
      <style:text-properties officeooo:paragraph-rsid="00270698"/>
    </style:style>
    <style:style style:name="P17" style:family="paragraph" style:parent-style-name="Heading_20_1">
      <style:text-properties officeooo:rsid="00257d93"/>
    </style:style>
    <style:style style:name="P18" style:family="paragraph" style:parent-style-name="Footer">
      <style:paragraph-properties fo:text-align="end" style:justify-single-word="false"/>
    </style:style>
    <style:style style:name="T1" style:family="text">
      <style:text-properties officeooo:rsid="0017800f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7800f"/>
    </style:style>
    <style:style style:name="T4" style:family="text">
      <style:text-properties style:text-position="sub 58%" style:font-name="LiberationSerif" fo:font-size="12pt" officeooo:rsid="0017800f"/>
    </style:style>
    <style:style style:name="T5" style:family="text">
      <style:text-properties style:text-position="sub 58%" style:font-name="LiberationSerif" fo:font-size="12pt" officeooo:rsid="0018711c"/>
    </style:style>
    <style:style style:name="T6" style:family="text">
      <style:text-properties style:text-position="sub 58%" style:font-name="LiberationSerif" fo:font-size="12pt" officeooo:rsid="001bb341"/>
    </style:style>
    <style:style style:name="T7" style:family="text">
      <style:text-properties style:text-position="sub 58%" style:font-name="LiberationSerif" fo:font-size="12pt" officeooo:rsid="00206b93"/>
    </style:style>
    <style:style style:name="T8" style:family="text">
      <style:text-properties style:text-position="sub 58%" style:font-name="LiberationSerif" fo:font-size="12pt" officeooo:rsid="00226f38"/>
    </style:style>
    <style:style style:name="T9" style:family="text">
      <style:text-properties style:text-position="sub 58%" style:font-name="LiberationSerif" fo:font-size="12pt" officeooo:rsid="0024c8e2"/>
    </style:style>
    <style:style style:name="T10" style:family="text">
      <style:text-properties style:text-position="sub 58%" style:font-name="LiberationSerif" fo:font-size="12pt" officeooo:rsid="001d7774"/>
    </style:style>
    <style:style style:name="T11" style:family="text">
      <style:text-properties style:text-position="sub 58%" style:font-name="LiberationSerif" fo:font-size="12pt" officeooo:rsid="001b5f47"/>
    </style:style>
    <style:style style:name="T12" style:family="text">
      <style:text-properties style:text-position="sub 58%" style:font-name="LiberationSerif" fo:font-size="12pt" officeooo:rsid="001bb341" style:font-size-asian="12pt" style:font-size-complex="12pt"/>
    </style:style>
    <style:style style:name="T13" style:family="text">
      <style:text-properties style:text-position="sub 58%" style:font-name="LiberationSerif" fo:font-size="12pt" officeooo:rsid="002734be"/>
    </style:style>
    <style:style style:name="T14" style:family="text">
      <style:text-properties style:text-position="sub 58%" style:font-name="LiberationSerif" fo:font-size="12pt" officeooo:rsid="0027961d"/>
    </style:style>
    <style:style style:name="T15" style:family="text">
      <style:text-properties style:text-position="sub 58%" style:font-name="LiberationSerif" fo:font-size="12pt" officeooo:rsid="0027961d" style:font-size-asian="10.5pt" style:font-size-complex="12pt"/>
    </style:style>
    <style:style style:name="T16" style:family="text">
      <style:text-properties style:text-position="sub 58%" style:font-name="LiberationSerif" fo:font-size="12pt" officeooo:rsid="00289f0b"/>
    </style:style>
    <style:style style:name="T17" style:family="text">
      <style:text-properties style:text-position="sub 58%" style:font-name="LiberationSerif" fo:font-size="12pt" officeooo:rsid="0029a801"/>
    </style:style>
    <style:style style:name="T18" style:family="text">
      <style:text-properties style:text-position="sub 58%" officeooo:rsid="0018711c"/>
    </style:style>
    <style:style style:name="T19" style:family="text">
      <style:text-properties style:text-position="sub 58%" officeooo:rsid="001b5f47"/>
    </style:style>
    <style:style style:name="T20" style:family="text">
      <style:text-properties style:text-position="sub 58%" officeooo:rsid="001d7774"/>
    </style:style>
    <style:style style:name="T21" style:family="text">
      <style:text-properties style:text-position="sub 58%" officeooo:rsid="0024c8e2"/>
    </style:style>
    <style:style style:name="T22" style:family="text">
      <style:text-properties style:text-position="0% 100%"/>
    </style:style>
    <style:style style:name="T23" style:family="text">
      <style:text-properties style:text-position="0% 100%" style:font-name="LiberationSerif" fo:font-size="12pt"/>
    </style:style>
    <style:style style:name="T24" style:family="text">
      <style:text-properties style:text-position="0% 100%" style:font-name="LiberationSerif" fo:font-size="12pt" officeooo:rsid="0017800f"/>
    </style:style>
    <style:style style:name="T25" style:family="text">
      <style:text-properties style:text-position="0% 100%" style:font-name="LiberationSerif" fo:font-size="12pt" officeooo:rsid="0018711c"/>
    </style:style>
    <style:style style:name="T26" style:family="text">
      <style:text-properties style:text-position="0% 100%" style:font-name="LiberationSerif" fo:font-size="12pt" officeooo:rsid="001b5f47"/>
    </style:style>
    <style:style style:name="T27" style:family="text">
      <style:text-properties style:text-position="0% 100%" style:font-name="LiberationSerif" fo:font-size="12pt" officeooo:rsid="001bb341"/>
    </style:style>
    <style:style style:name="T28" style:family="text">
      <style:text-properties style:text-position="0% 100%" style:font-name="LiberationSerif" fo:font-size="12pt" officeooo:rsid="001e97d4"/>
    </style:style>
    <style:style style:name="T29" style:family="text">
      <style:text-properties style:text-position="0% 100%" style:font-name="LiberationSerif" fo:font-size="12pt" officeooo:rsid="00206b93"/>
    </style:style>
    <style:style style:name="T30" style:family="text">
      <style:text-properties style:text-position="0% 100%" style:font-name="LiberationSerif" fo:font-size="12pt" officeooo:rsid="00211488"/>
    </style:style>
    <style:style style:name="T31" style:family="text">
      <style:text-properties style:text-position="0% 100%" style:font-name="LiberationSerif" fo:font-size="12pt" officeooo:rsid="00219eee"/>
    </style:style>
    <style:style style:name="T32" style:family="text">
      <style:text-properties style:text-position="0% 100%" style:font-name="LiberationSerif" fo:font-size="12pt" officeooo:rsid="00226f38"/>
    </style:style>
    <style:style style:name="T33" style:family="text">
      <style:text-properties style:text-position="0% 100%" style:font-name="LiberationSerif" fo:font-size="12pt" officeooo:rsid="001d7774"/>
    </style:style>
    <style:style style:name="T34" style:family="text">
      <style:text-properties style:text-position="0% 100%" style:font-name="LiberationSerif" fo:font-size="12pt" officeooo:rsid="0024c8e2"/>
    </style:style>
    <style:style style:name="T35" style:family="text">
      <style:text-properties style:text-position="0% 100%" style:font-name="LiberationSerif" fo:font-size="12pt" officeooo:rsid="0019a775"/>
    </style:style>
    <style:style style:name="T36" style:family="text">
      <style:text-properties style:text-position="0% 100%" style:font-name="LiberationSerif" fo:font-size="12pt" officeooo:rsid="002734be"/>
    </style:style>
    <style:style style:name="T37" style:family="text">
      <style:text-properties style:text-position="0% 100%" style:font-name="LiberationSerif" fo:font-size="12pt" officeooo:rsid="002734be" style:font-size-asian="12pt" style:font-size-complex="12pt"/>
    </style:style>
    <style:style style:name="T38" style:family="text">
      <style:text-properties style:text-position="0% 100%" style:font-name="LiberationSerif" fo:font-size="12pt" officeooo:rsid="00289f0b" style:font-size-asian="12pt" style:font-size-complex="12pt"/>
    </style:style>
    <style:style style:name="T39" style:family="text">
      <style:text-properties style:text-position="0% 100%" style:font-name="LiberationSerif" fo:font-size="12pt" officeooo:rsid="0029a801" style:font-size-asian="12pt" style:font-size-complex="12pt"/>
    </style:style>
    <style:style style:name="T40" style:family="text">
      <style:text-properties style:text-position="0% 100%" style:font-name="LiberationSerif" fo:font-size="12pt" officeooo:rsid="0027961d" style:font-size-asian="10.5pt" style:font-size-complex="12pt"/>
    </style:style>
    <style:style style:name="T41" style:family="text">
      <style:text-properties style:text-position="0% 100%" style:font-name="LiberationSerif" fo:font-size="12pt" officeooo:rsid="00289f0b"/>
    </style:style>
    <style:style style:name="T42" style:family="text">
      <style:text-properties style:text-position="0% 100%" style:font-name="LiberationSerif" fo:font-size="12pt" officeooo:rsid="0029a801"/>
    </style:style>
    <style:style style:name="T43" style:family="text">
      <style:text-properties style:text-position="0% 100%" style:font-name="LiberationSerif" fo:font-size="7pt" officeooo:rsid="001bb341"/>
    </style:style>
    <style:style style:name="T44" style:family="text">
      <style:text-properties style:text-position="0% 100%" style:font-name="LiberationSerif" fo:font-size="7pt" officeooo:rsid="001e97d4"/>
    </style:style>
    <style:style style:name="T45" style:family="text">
      <style:text-properties style:text-position="0% 100%" style:font-name="LiberationSerif" fo:font-size="7pt" officeooo:rsid="001d7774"/>
    </style:style>
    <style:style style:name="T46" style:family="text">
      <style:text-properties style:text-position="0% 100%" officeooo:rsid="0017800f"/>
    </style:style>
    <style:style style:name="T47" style:family="text">
      <style:text-properties style:text-position="0% 100%" officeooo:rsid="0018711c"/>
    </style:style>
    <style:style style:name="T48" style:family="text">
      <style:text-properties style:text-position="0% 100%" officeooo:rsid="001b5f47"/>
    </style:style>
    <style:style style:name="T49" style:family="text">
      <style:text-properties style:text-position="0% 100%" officeooo:rsid="001d7774"/>
    </style:style>
    <style:style style:name="T50" style:family="text">
      <style:text-properties style:text-position="0% 100%" officeooo:rsid="0024c8e2"/>
    </style:style>
    <style:style style:name="T51" style:family="text">
      <style:text-properties style:font-name="LiberationSerif" fo:font-size="12pt"/>
    </style:style>
    <style:style style:name="T52" style:family="text">
      <style:text-properties style:font-name="LiberationSerif" fo:font-size="12pt" officeooo:rsid="002734be"/>
    </style:style>
    <style:style style:name="T53" style:family="text">
      <style:text-properties officeooo:rsid="001b5f47"/>
    </style:style>
    <style:style style:name="T54" style:family="text">
      <style:text-properties officeooo:rsid="001d7774"/>
    </style:style>
    <style:style style:name="T55" style:family="text">
      <style:text-properties officeooo:rsid="00211488"/>
    </style:style>
    <style:style style:name="T56" style:family="text">
      <style:text-properties officeooo:rsid="002b24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Existential Paths</text:p>
      <text:p text:style-name="Subtitle">Standard Dictionary for Path Semantics</text:p>
      <text:p text:style-name="P2">by Sven Nilsen, 2017</text:p>
      <text:p text:style-name="P1"/>
      <text:h text:style-name="P17" text:outline-level="1">Binary Operators</text:h>
      <text:p text:style-name="Standard"><text:span text:style-name="T33">∃(&lt; k) &lt;=&gt; if k == 0 { id } else { true</text:span><text:span text:style-name="T45">1</text:span><text:span text:style-name="T33"> </text:span><text:span text:style-name="T36">}</text:span></text:p>
      <text:p text:style-name="P14"><text:span text:style-name="T33">∃∃(&lt; k) &lt;=&gt; if k == 0 { </text:span><text:span text:style-name="T41">true</text:span><text:span text:style-name="T16">1</text:span><text:span text:style-name="T33"> } else { </text:span><text:span text:style-name="T38">id</text:span><text:span text:style-name="T33"> </text:span><text:span text:style-name="T36">}</text:span></text:p>
      <text:p text:style-name="P13"><text:span text:style-name="T33">∃(&lt;= k) &lt;=&gt; true</text:span><text:span text:style-name="T10">1</text:span></text:p>
      <text:p text:style-name="P13"><text:span text:style-name="T33">∃(&gt; k) </text:span><text:span text:style-name="T34">&lt;=&gt; true</text:span><text:span text:style-name="T9">1</text:span></text:p>
      <text:p text:style-name="P12"><text:span text:style-name="T49">∃(&gt;= k) </text:span><text:span text:style-name="T28">&lt;=&gt; if k == 0 { id } else { true</text:span><text:span text:style-name="T44">1</text:span><text:span text:style-name="T28"> </text:span><text:span text:style-name="T36">}</text:span></text:p>
      <text:p text:style-name="P15"><text:span text:style-name="T33">∃∃(&gt;= k) </text:span><text:span text:style-name="T28">&lt;=&gt; if k == 0 { </text:span><text:span text:style-name="T42">true</text:span><text:span text:style-name="T17">1</text:span><text:span text:style-name="T28"> } else { </text:span><text:span text:style-name="T39">id</text:span><text:span text:style-name="T28"> </text:span><text:span text:style-name="T36">}</text:span></text:p>
      <text:p text:style-name="P9">∃<text:span text:style-name="T55">(+ k) &lt;=&gt; ∃add(k)</text:span></text:p>
      <text:p text:style-name="P9"><text:span text:style-name="T46">∃</text:span><text:span text:style-name="T24">(· k) </text:span><text:span text:style-name="T30">&lt;=&gt; </text:span><text:span text:style-name="T46">∃</text:span><text:span text:style-name="T24">mul</text:span><text:span text:style-name="T4">ℕ</text:span><text:span text:style-name="T24">(k)</text:span></text:p>
      <text:p text:style-name="Standard">∃<text:span text:style-name="T51">(% k) &lt;=&gt; (&lt; k)</text:span></text:p>
      <text:p text:style-name="Standard"><text:span text:style-name="T51"/></text:p>
      <text:h text:style-name="Heading_20_1" text:outline-level="1">A</text:h>
      <text:p text:style-name="Standard">∃add &lt;=&gt; true<text:span text:style-name="T2">1</text:span></text:p>
      <text:p text:style-name="Standard"><text:span text:style-name="T22">∃</text:span><text:span text:style-name="T23">add{[even] a, [even] b} := \(x) = if x == 0 { a ∧ b } else { (a == b) == even(x) }</text:span></text:p>
      <text:p text:style-name="P4"><text:span text:style-name="T23">∃∃add{[even] _, [even] _} </text:span><text:span text:style-name="T24">&lt;=&gt; </text:span><text:span text:style-name="T25">true</text:span><text:span text:style-name="T5">1</text:span></text:p>
      <text:p text:style-name="P4"><text:span text:style-name="T25">∃add{[odd] a, [odd] b} := \(x) = ¬if x == 0 { a ∧ b } else { (a == b) == even(x) }</text:span></text:p>
      <text:p text:style-name="P4"><text:span text:style-name="T25">∃∃add{[odd] _, [odd] _} </text:span><text:span text:style-name="T24">&lt;=&gt; </text:span><text:span text:style-name="T25">true</text:span><text:span text:style-name="T5">1</text:span></text:p>
      <text:p text:style-name="P4"><text:span text:style-name="T25">∃</text:span><text:span text:style-name="T26">add(k) &lt;=&gt; ∃(+ k) &lt;=&gt; (&gt;= k)</text:span></text:p>
      <text:p text:style-name="P7"><text:span text:style-name="T25">∃∃</text:span><text:span text:style-name="T26">add(k) &lt;=&gt; </text:span><text:span text:style-name="T25">∃</text:span><text:span text:style-name="T26">∃(+ k) </text:span><text:span text:style-name="T28">&lt;=&gt; if k == 0 { id } else { true</text:span><text:span text:style-name="T44">1</text:span><text:span text:style-name="T28"> </text:span><text:span text:style-name="T36">}</text:span></text:p>
      <text:p text:style-name="P3"><text:span text:style-name="T23">∃</text:span><text:span text:style-name="T24">and &lt;=&gt; true</text:span><text:span text:style-name="T4">1</text:span></text:p>
      <text:p text:style-name="P6"><text:span text:style-name="T24"/></text:p>
      <text:h text:style-name="Heading_20_1" text:outline-level="1">D</text:h>
      <text:p text:style-name="P6"><text:span text:style-name="T24">∃</text:span><text:span text:style-name="T26">div &lt;=&gt; </text:span><text:span text:style-name="T31">(</text:span><text:span text:style-name="T26">¬= 0</text:span><text:span text:style-name="T31">)</text:span></text:p>
      <text:p text:style-name="P10"><text:span text:style-name="T24">∃</text:span><text:span text:style-name="T26">div</text:span><text:span text:style-name="T31">(k) &lt;=&gt; (</text:span><text:span text:style-name="T26">¬= 0</text:span><text:span text:style-name="T31">)</text:span></text:p>
      <text:p text:style-name="P11"><text:span text:style-name="T24"/></text:p>
      <text:h text:style-name="Heading_20_1" text:outline-level="1">E</text:h>
      <text:p text:style-name="P11"><text:span text:style-name="T24">∃</text:span><text:span text:style-name="T29">eq </text:span><text:span text:style-name="T32">&lt;=&gt; true</text:span><text:span text:style-name="T8">1</text:span></text:p>
      <text:p text:style-name="P8"><text:span text:style-name="T24">∃</text:span><text:span text:style-name="T29">eq(k) &lt;=&gt; </text:span><text:span text:style-name="T24">∃</text:span><text:span text:style-name="T29">(= k) &lt;=&gt; true</text:span><text:span text:style-name="T7">1</text:span></text:p>
      <text:p text:style-name="P8"><text:span text:style-name="T29"/></text:p>
      <text:h text:style-name="Heading_20_1" text:outline-level="1"><text:soft-page-break/>F</text:h>
      <text:p text:style-name="P3">∃<text:span text:style-name="T1">false</text:span><text:span text:style-name="T3">1</text:span><text:span text:style-name="T1"> &lt;=&gt; not</text:span></text:p>
      <text:p text:style-name="P3"/>
      <text:h text:style-name="Heading_20_1" text:outline-level="1">G</text:h>
      <text:p text:style-name="P3">∃<text:span text:style-name="T54">ge &lt;=&gt; true</text:span><text:span text:style-name="T20">1</text:span></text:p>
      <text:p text:style-name="P3">∃<text:span text:style-name="T54">ge(k) &lt;=&gt; ∃(&lt;= k) &lt;=&gt; true</text:span><text:span text:style-name="T20">1</text:span></text:p>
      <text:p text:style-name="P3">∃<text:span text:style-name="T54">gt &lt;=&gt; true</text:span><text:span text:style-name="T20">1</text:span></text:p>
      <text:p text:style-name="P3">∃<text:span text:style-name="T54">gt(k) &lt;=&gt; ∃(&lt; k) &lt;=&gt; </text:span><text:span text:style-name="T51">if k == 0 { id } else { true</text:span><text:span text:style-name="T14">1</text:span><text:span text:style-name="T51"> </text:span><text:span text:style-name="T52">}</text:span></text:p>
      <text:p text:style-name="P3"/>
      <text:h text:style-name="Heading_20_1" text:outline-level="1">I</text:h>
      <text:p text:style-name="P3">∃<text:span text:style-name="T1">id &lt;=&gt; true</text:span><text:span text:style-name="T3">1</text:span></text:p>
      <text:p text:style-name="P3"><text:span text:style-name="T46"/></text:p>
      <text:h text:style-name="Heading_20_1" text:outline-level="1">L</text:h>
      <text:p text:style-name="P3"><text:span text:style-name="T46">∃</text:span><text:span text:style-name="T49">le &lt;=&gt; true</text:span><text:span text:style-name="T20">1</text:span></text:p>
      <text:p text:style-name="P3"><text:span text:style-name="T46">∃</text:span><text:span text:style-name="T49">le(k) &lt;=&gt; ∃(&gt;= k) </text:span><text:span text:style-name="T28">&lt;=&gt; if k == 0 { id } else { true</text:span><text:span text:style-name="T15">1</text:span><text:span text:style-name="T40"> </text:span><text:span text:style-name="T28">}</text:span></text:p>
      <text:p text:style-name="P16"><text:span text:style-name="T24">∃</text:span><text:span text:style-name="T35">len &lt;=&gt; </text:span><text:span text:style-name="T26">true</text:span><text:span text:style-name="T11">1</text:span></text:p>
      <text:p text:style-name="P3"><text:span text:style-name="T49">∃lt &lt;=&gt; true</text:span><text:span text:style-name="T20">1</text:span></text:p>
      <text:p text:style-name="P3"><text:span text:style-name="T49">∃lt(k) &lt;=&gt; ∃(&gt; k) </text:span><text:span text:style-name="T50">&lt;=&gt; true</text:span><text:span text:style-name="T21">1</text:span></text:p>
      <text:p text:style-name="P6"><text:span text:style-name="T46"/></text:p>
      <text:h text:style-name="Heading_20_1" text:outline-level="1">N</text:h>
      <text:p text:style-name="P6"><text:span text:style-name="T46">∃</text:span><text:span text:style-name="T48">neg &lt;=&gt; true</text:span><text:span text:style-name="T19">1</text:span></text:p>
      <text:p text:style-name="P3"><text:span text:style-name="T46">∃not &lt;=&gt; true</text:span><text:span text:style-name="T3">1</text:span></text:p>
      <text:p text:style-name="P3">∃<text:span text:style-name="T1">mul</text:span><text:span text:style-name="T3">ℕ</text:span><text:span text:style-name="T1"> &lt;=&gt; true</text:span><text:span text:style-name="T3">1</text:span></text:p>
      <text:p text:style-name="Standard"><text:span text:style-name="T46">∃</text:span><text:span text:style-name="T24">mul</text:span><text:span text:style-name="T4">ℕ</text:span><text:span text:style-name="T24">(k) &lt;=&gt; </text:span><text:span text:style-name="T46">∃</text:span><text:span text:style-name="T24">(· k) &lt;=&gt; </text:span><text:span text:style-name="T27">\(x) = (x == 0)</text:span><text:span text:style-name="T24"> || </text:span><text:span text:style-name="T27">(x % k) == 0</text:span></text:p>
      <text:p text:style-name="Standard"><text:span text:style-name="T27">∃∃mul</text:span><text:span text:style-name="T6">ℕ</text:span><text:span text:style-name="T27">(k) &lt;=&gt; </text:span><text:span text:style-name="T24">∃∃(· k) </text:span><text:span text:style-name="T27">&lt;=&gt; if k == 0 { true</text:span><text:span text:style-name="T12">1</text:span><text:span text:style-name="T43"> </text:span><text:span text:style-name="T37">} e</text:span><text:span text:style-name="T27">lse if k == 1 { id } else { tru</text:span><text:span text:style-name="T36">e</text:span><text:span text:style-name="T13">1</text:span><text:span text:style-name="T27"> </text:span><text:span text:style-name="T36">}</text:span></text:p>
      <text:p text:style-name="Standard"><text:span text:style-name="T24"/></text:p>
      <text:h text:style-name="Heading_20_1" text:outline-level="1">O</text:h>
      <text:p text:style-name="Standard"><text:span text:style-name="T24">∃or &lt;=&gt; true</text:span><text:span text:style-name="T4">1</text:span></text:p>
      <text:p text:style-name="P3"><text:span text:style-name="T46"/></text:p>
      <text:h text:style-name="Heading_20_1" text:outline-level="1">S</text:h>
      <text:p text:style-name="P3"><text:span text:style-name="T46">∃sequence(0, 2) &lt;=&gt; even</text:span></text:p>
      <text:p text:style-name="P3"><text:span text:style-name="T46">∃sequence(1, 2) &lt;=&gt; odd</text:span></text:p>
      <text:p text:style-name="P3"><text:span text:style-name="T46">∃sequence(a, b) &lt;=&gt; linear(a, b)</text:span></text:p>
      <text:p text:style-name="P3"><text:span text:style-name="T46">∃sub</text:span><text:span text:style-name="T3">ℕ</text:span><text:span text:style-name="T46"> &lt;=&gt; true</text:span><text:span text:style-name="T3">1</text:span></text:p>
      <text:p text:style-name="P16"><text:span text:style-name="T46"/></text:p>
      <text:h text:style-name="Heading_20_1" text:outline-level="1"><text:soft-page-break/>T</text:h>
      <text:p text:style-name="P16"><text:span text:style-name="T46">∃true</text:span><text:span text:style-name="T3">1</text:span><text:span text:style-name="T46"> &lt;=&gt; id</text:span></text:p>
      <text:p text:style-name="P4"><text:span text:style-name="T46"/></text:p>
      <text:h text:style-name="Heading_20_1" text:outline-level="1">U</text:h>
      <text:p text:style-name="P4"><text:span text:style-name="T46">∃</text:span><text:span text:style-name="T47">unit &lt;=&gt; true</text:span><text:span text:style-name="T18">1</text:span></text:p>
      <text:p text:style-name="P5"><text:span text:style-name="T46"/></text:p>
      <text:h text:style-name="Heading_20_1" text:outline-level="1">X</text:h>
      <text:p text:style-name="P5"><text:span text:style-name="T46">∃</text:span><text:span text:style-name="T48">xor &lt;=&gt; true</text:span><text:span text:style-name="T53">1</text:span></text:p>
      <text:p text:style-name="P5"><text:span text:style-name="T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b24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20:33:41.337772000</meta:creation-date>
    <dc:date>2017-06-28T22:05:04.196396000</dc:date>
    <meta:editing-duration>PT1H30M37S</meta:editing-duration>
    <meta:editing-cycles>20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63" meta:word-count="357" meta:character-count="1391" meta:non-whitespace-character-count="1097"/>
  </office:meta>
</office:document-meta>
</file>